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Porque Nos Reunimos Assim</text:p>
      <text:p text:style-name="Author">J.R.Gill</text:p>
      <text:p text:style-name="Date">2017-06-06T17:00:00+09:00</text:p>
      <text:h text:style-name="Heading_20_1" text:outline-level="1">Palestra proferida por: J. R. Gill em uma conferência em Chicago, Estados Unidos, no ano de 1926.</text:h>
      <text:p text:style-name="First_20_paragraph">Tenho o desejo, amados amigos cristãos, de tratar de um certo assunto que já conquistou a atenção de alguns de nós em uma ou duas reuniões recentemente, e gostaria de pedira compreensão de alguém aqui que porventura já nos tenha ouvido tratar do mesmo assunto. Há aqui outras pessoas para as quais o assunto é novo e creio ter a mente do Senhor ao voltar a tratar disso.</text:p>
      <text:p text:style-name="Text_20_body">O assunto que tenho em mente é este: Por que nós, que estamos reunidos ao nome do Senhor, nos reunimos desta maneira? Por que o fazemos?</text:p>
      <text:p text:style-name="Text_20_body">Fui criado naquilo que creio ser a verdade, e naquilo a que normalmente se referem como "a verdade". Posso me lembrar de meus tempos de infância quando meus pais costumavam me levar para um lugar diferente deste. Posso recordar com bastante clareza como costumávamos ir juntos à Igreja Episcopal - a Igreja da Inglaterra, como era chamada - e me lembro do efeito que aquilo produzia em minha mente juvenil; o tapete vermelho sobre o piso, os bancos de carvalho entalhados e os vitrais coloridos das janelas; o canto do coral, as majestosas entonações do órgão e outras coisas semelhantes. Eu aprovava tudo aquilo da medida de compreensão de qualquer menino.</text:p>
      <text:p text:style-name="Text_20_body">Depois de algum tempo fui levado a uma capela Batista, e aquela capela já era algo que eu não aprovava com a mesma facilidade. Parecia ser um lugar muito inferior comparado com Igreja da Inglaterra. Não tinha nada além das paredes caiadas, não havia vitrais coloridos e, que me lembre, nem mesmo um órgão e muito menos algum pregador eloqüente. Não sabia a razão daquilo tudo; só que havia sido levado para ali.</text:p>
      <text:p text:style-name="Text_20_body">Passou-se um intervalo de tempo depois daquilo, e acabei sendo encaminhado a um terceiro lugar. Tratava-se de uma sala no segundo andar de uma rua comercial na cidade de West Hartlepool, Inglaterra. Ali descobri umas vinte pessoas sentadas em bancos, com uma mesa no centro da sala. Para minha mente juvenil, aquilo parecia ser um estranho quebra-cabeça.</text:p>
      <text:p text:style-name="Text_20_body">Tudo tão simples, tão primitivo. Não havia qualquer atrativo; e nem eu conseguia entender razão de meus pais terem me levado ali.</text:p>
      <text:h text:style-name="Heading_20_1" text:outline-level="1">De acordo com a bíblia</text:h>
      <text:p text:style-name="First_20_paragraph">Passaram-se alguns anos e, no devido tempo, acabei tomando meu lugar entre aquelas pessoas, crendo ser aquele o lugar certo para se estar. Mas mesmo então, se alguém tivesse me perguntado por que eu estava ali, eu teria tido uma grande dificuldade em dar uma resposta inteligente. Oh, se me interrogassem sobre o assunto, é bem capaz que eu dissesse que freqüentava aquele lugar porque cria estar de acordo com a Bíblia. Mas isso não iria significar muito, não é mesmo? Quase todo mundo teria dado a mesma resposta. Um Presbiteriano, um Episcopal ou Metodista teria falado o mesmo; um Batista teria dito isto, e até mesmo um Adventista e os membros da, assim chamada, Ciência Cristã.</text:p>
      <text:p text:style-name="Text_20_body">Precisamos ter algo mais definido do que uma resposta como esta, como a razão para ocuparmos o lugar que ocupamos. Nós que estamos reunidos ao nome do Senhor Jesus nem sempre somos capazes de dar uma explicação inteligente e bíblica do assunto. Eu descobri que assim sucede. Será que é suficiente dizer: "Nós nos reunimos de uma maneira simples, como faziam os cristãos em Pentecostes"? Será que isto já explicaria tudo? Talvez, se não se dispusesse de muito tempo para explicar; mas para o bem de nossas almas, é bom que saibamos qual é o fundamento doutrinário sobre o qual nos apoiamos.</text:p>
      <text:p text:style-name="Text_20_body">Quais são os princípios das Escrituras - as doutrinas envolvidas-as verdades de Deus ligadas à posição que ocupamos?</text:p>
      <text:p text:style-name="Text_20_body">Não creio que tenha que pedir desculpas por tratar deste assunto, já que vivemos numa época em que tudo se encontra sob ataque. Não existe uma única coisa que não esteja sendo atacada - cada fundamento da fé - e é bom que nós que amamos o Senhor, e que procuramos conhecer qual é a vontade do Senhor, estejamos fortalecidos e edificados em nossa "santíssima fé" (<text:a xlink:type="simple" xlink:href="http://bibliaonline.com.br/acf/jd/1/20" office:name=""><text:span text:style-name="Definition">Jd 20</text:span></text:a>). Creio que, à medida que o Senhor me capacitar, gostaria de tratar deste assunto em quatro partes nesta tarde, conforme se seguem: Em primeiro lugar, gostaria de sugerir que nós nos reunimos assim por causa da dignidade do nome do Senhor Jesus.</text:p>
      <text:p text:style-name="Text_20_body">Segundo: Nós nos reunimos assim porque desejamos dar ao Espírito Santo o lugar que Lhe pertence.</text:p>
      <text:p text:style-name="Text_20_body">Terceiro: Nós nos reunimos assim porque queremos obedecer a ordem das Escrituras que dizem, "Saiamos, pois, a Ele fora do arraial, levando o Seu vitupério" (<text:a xlink:type="simple" xlink:href="http://bibliaonline.com.br/acf/hb/13/13" office:name=""><text:span text:style-name="Definition">Hb 13:13</text:span></text:a>).</text:p>
      <text:p text:style-name="Text_20_body">Quarto: Porque entendemos ser bíblico estar no terreno do um só corpo.</text:p>
      <text:p text:style-name="Text_20_body">São estes os quatro subtítulos sob os quais desejo fazer algumas observações nesta tarde.</text:p>
      <text:h text:style-name="Heading_20_1" text:outline-level="1">Que nome levamos?</text:h>
      <text:p text:style-name="First_20_paragraph">Quanto ao primeiro - o nome para o qual nos reunimos: Que nome levamos? Se as pessoas perguntassem a você a que "igreja" você está ligado, o que responderia? Creio que alguns aqui já se sentiram embaraçados para responder a esta pergunta. Não há dúvida de que existem várias maneiras como esta pergunta poderia ser feita, mas porventura não é bom sermos bem claros sobre isto, ou seja, que reconhecemos somente o nome do Senhor Jesus Cristo? Nenhum ou no nome. Alguns dirão: "Vocês são chamados irmãos de Plymouth', não são?" O que você diria diante disto? Creio que alguém poderia dizer: "Sim; sim, somos chamados assim, mas não nos chamamos assim". Não podemos evitar que nos chamem desta maneira. O nome pelo qual nos chamamos é de santos de Deus, reconhecendo a dignidade do nome do Senhor Jesus Cristo, e reunidos a este nome.</text:p>
      <text:p text:style-name="Text_20_body">Poderíamos ler algumas passagens das Escrituras que tratam deste ponto, começando, talvez, com <text:a xlink:type="simple" xlink:href="http://bibliaonline.com.br/acf/fp/2/8-11" office:name=""><text:span text:style-name="Definition">Filipenses 2, versículos 8 ao 11</text:span></text:a>: "E, achado na forma de homem, humilhou-Se a Si mesmo, sendo obediente até à morte, e morte de cruz. Por isso, também Deus O exaltou soberanamente, e Lhe deu um nome que é sobre todo o nome; para que ao nome de Jesus se dobre todo o joelho dos que estão nos céus, e na terra, e debaixo da terra, e toda a língua confesse que Jesus Cristo é o Senhor, para glória de Deus Pai."</text:p>
      <text:p text:style-name="Text_20_body">Vamos ver também o primeiro capítulo de Colossenses, <text:a xlink:type="simple" xlink:href="http://bibliaonline.com.br/acf/cl/1/15-18" office:name=""><text:span text:style-name="Definition">versículos 15 a 18</text:span></text:a>: "O qual é imagem do Deus invisível, o primogênito de toda a criação; porque nEle foram criadas todas as coisas que há nos céus e na Terra, visíveis e invisíveis, sejam tronos, sejam dominações, sejam principados, sejam potestades. Tudo foi criado por Ele e para Ele. E Ele é antes de todas as coisas, e todas as coisas subsistem por Ele. E Ele é a cabeça do corpo, da igreja; é o princípio e o primogênito dentre os mortos, para que em tudo tenha a preeminência."</text:p>
      <text:p text:style-name="Text_20_body">Podemos também voltar para o primeiro capítulo de Efésios enquanto tratamos desta linha de pensamento, nos <text:a xlink:type="simple" xlink:href="http://bibliaonline.com.br/acf/ef/1/20,21" office:name=""><text:span text:style-name="Definition">versículos 20 e 21</text:span></text:a>.</text:p>
      <text:p text:style-name="Text_20_body">"Que manifestou em Cristo, ressuscitando-O dentre os mortos, e pondo-O à Sua direita nos céus. Acima de todo o principado, e poder, e potestade, e domínio, e de todo o nome que se nomeia, não só neste século, mas também no vindouro."</text:p>
      <text:h text:style-name="Heading_20_1" text:outline-level="1">O nome do Senhor Jesus</text:h>
      <text:p text:style-name="First_20_paragraph">Este nome, portanto, conforme descobrimos, é único nos pensamentos de Deus. Não existe, na estima de Deus, nenhum outro nome como este. Ele permanece único, tanto agora como para sempre. Se abrirmos no livro de Apocalipse, iremos descobrir que não existe nenhum nome no céu maior do que este nome. As hostes angelicais são vistas ali se prostrando e adorando diante dAquele mesmo Ser bendito cujo nome é tão exaltado. O nome do Senhor Jesus, devo admitir, é digno de ser aceito como o centro de reunião. Trata-se de algo bendito estar em harmonia com o pensamento do céu a este respeito.</text:p>
      <text:p text:style-name="Text_20_body">Os primeiros cristãos estavam reunidos nesse nome. Foi assim que passaram a ser chamados de "cristãos". Os crentes foram chamados cristãos pela primeira vez em Antioquia. O que significa o termo "cristão"? Significa um seguidor de Cristo. Porventura eles tinham outros nomes? Não, pois não existiam Batistas ou Presbiterianos ou Congregacionais naquele tempo. Eles eram chamados "os de Cristo" ou "seguidores de Cristo". Este era o único nome que estava associado a eles. E eles não adotaram nenhum outro nome e, queridos santos, trata-se de algo bendito não termos nenhum outro nome hoje.</text:p>
      <text:p text:style-name="Text_20_body">Todavia, nossas convicções a este respeito são tanto positivas como negativas. Vamos abrir, por exemplo, em 1 Coríntios, onde vemos o outro lado da questão. "Porque a respeito de vós, irmãos meus, me foi comunicado pelos da família de Cloé que há contendas entre vós. Quero dizer com isto, que cada um de vós diz: Eu sou de Paulo, e eu de Apolo, e eu de Cefas, e eu de Cristo. Está Cristo dividido? foi Paulo crucificado por vós? Ou fostes vós batizados em nome de Paulo?" (<text:a xlink:type="simple" xlink:href="http://bibliaonline.com.br/acf/1co/1/11-13" office:name=""><text:span text:style-name="Definition">1 Co 1:11-13</text:span></text:a>). Nenhum nome deve ser tomado como base para o sectarismo. Até mesmo o nome de Cristo não é para ser desvirtuado deste modo.</text:p>
      <text:h text:style-name="Heading_20_1" text:outline-level="1">Nenhum outro nome</text:h>
      <text:p text:style-name="First_20_paragraph">Podemos olhar também o terceiro capítulo desta mesma epístola, <text:a xlink:type="simple" xlink:href="http://bibliaonline.com.br/acf/1co/3/4-7" office:name=""><text:span text:style-name="Definition">versículos 4 ao 7</text:span></text:a>: "Porque, dizendo um: Eu sou de Paulo; e outro: Eu de Apolo; porventura não sois carnais? Pois quem é Paulo, e quem é Apolo, senão ministros pelos quais crestes, e conforme o que o Senhor deu a cada um? Eu plantei, Apolo regou; mas Deus deu o crescimento. Por isso, nem o que planta é alguma coisa, nem o que rega, mas Deus, que dá o crescimento". Estes versículos confirmam aquilo com que, creio eu, todos aqui estão de acordo; ou seja, Que não existe autorização, segundo o pensamento de Deus, para se adotar qualquer outro nome além do nome de Cristo, e que não existe qualquer base bíblica para se adotar qualquer outro nome.</text:p>
      <text:p text:style-name="Text_20_body">Além do mais, se você adota um outro nome, um dia terá que deixá-lo. Suponha que você adote para si qualquer nome que venha ao seu pensamento - por exemplo, um Irmão Plymouth. Você não poderá levar este nome para o céu. Por que? Porque não existe lá nenhum espaço reservado para os Irmãos Plymouth. Suponha que você se denomine um Congregacional. Terá que deixar isto também. Não existe uma vaga reservada para os Congregacionais, e quando chegarmos ao céu e conversarmos com os redimidos, como certamente o faremos, não iremos achar lá um sequer que se faça diferente dos outros por meio de algum nome sectário. Lá só haverá um nome: O nome do Senhor Jesus, o Centro de todos-o Centro do trono - o Cordeiro que um dia foi morto. Aquela Pessoa, e o Seu nome, irá representar tudo o que é glorioso e bendito ali; o Centro que irá atrair todos os olhares, e o Centro das afeições de cada coração será aquele Ser bendito.</text:p>
      <text:p text:style-name="Text_20_body">Se é esta a vontade de Deus agora com respeito ao Seu Filho, e se é esta a vontade de todo o céu em um dia vindouro no que diz respeito ao Filho de Deus, não deveríamos nós também estar concordes com a estima que é assim depositada nEle, e renegarmos todos os outros nomes? Queridos santos de Deus, são estes os pensamentos que têm estado diante de nós.</text:p>
      <text:h text:style-name="Heading_20_1" text:outline-level="1">Reunidos ao Seu Nome</text:h>
      <text:p text:style-name="First_20_paragraph">Gostaria de abrir também no <text:a xlink:type="simple" xlink:href="http://bibliaonline.com.br/acf/mt/18/20" office:name=""><text:span text:style-name="Definition">capítulo 18 de Mateus, versículo 20</text:span></text:a>. "Porque, onde estiverem dois ou três re unidos em Meu nome, aí estou Eu no meio deles". Este versículo diz respeito ao assunto que estamos tratando. Fala do povo do Senhor estar reunido ao (ou para) o Seu nome. Que lugar bendito é este.</text:p>
      <text:p text:style-name="Text_20_body">Repare, todavia, que existe uma responsabilidade associada a levar o nome do Senhor. Vamos voltar a Deuteronômio onde encontramos este pensamento apresentado de uma forma simples. Leia o <text:a xlink:type="simple" xlink:href="http://bibliaonline.com.br/acf/dt/5/11" office:name=""><text:span text:style-name="Definition">capítulo 5, versículo 11</text:span></text:a> - apenas a primeira parte: "Não tomarás o nome do Senhor teu Deus em vão". Estar reunido ao nome do Senhor Jesus não é simplesmente uma questão de usar tecnicamente o Seu nome. Acredito que exista o reconhecimento do que este nome envolve. Você não pensa o mesmo? Estar reunido para o Seu nome, envolve o reconhecimento do que este nome implica - o nome do Senhor Jesus Cristo - o reconhecimento do Seu Senhorio. Se alguém segue naquilo que é contrário à Sua Palavra e à Sua vontade, dificilmente se poderia chamar a isso de estar reunido ao nome do Senhor Jesus Cristo! Estar reunido para o Seu nome envolve mais do que atuar mecanicamente. Existe nisto algo que atinge nossos corações e nossas consciências também. Deve existir o reconhecimento, na prática, do Senhorio de Cristo, a fim de que a verdade possa ser acompanhada do conteúdo que a torna válida. Nenhuma passagem das Escrituras nos autoriza a adotarmos qualquer outro nome além do nome do Senhor Jesus como o Centro para o Seu povo.</text:p>
      <text:p text:style-name="Text_20_body">O segundo ponto de que falamos foi: Nos reunimos assim porque concedemos ao Espírito de Deus o lugar que Lhe pertence. Parece um modo estranho de se falar, não é mesmo? Algo de muito sério deve estar faltando para justificar o use da expressão "conceder ao Espírito de Deus o Seu lugar" Quem é o Espírito de Deus? A terceira Pessoa da Divindade. O fato de Ele ser normalmente mencionado como a terceira Pessoa da Divindade, não traz consigo nenhuma idéia de inferioridade. O Espírito de Deus é Deus. Não existe diferença de importância entre Deus Pai, Deus Filho e Deus Espírito Santo. O fato de cada uma destas Pessoas divinas ser divina, de cada uma delas ser Deus, traz consigo a impossibilidade de qualquer grau de comparação entre elas. Cada uma é uma Pessoa infinita. O Espírito de Deus está aqui na Terra. Em nossas reuniões de estudo vimos algumas passagens relacionadas ao Espírito de Deus.</text:p>
      <text:p text:style-name="Text_20_body">Podemos voltar outra vez ao <text:a xlink:type="simple" xlink:href="http://bibliaonline.com.br/acf/jo/14" office:name=""><text:span text:style-name="Definition">capítulo 14</text:span></text:a> do Evangelho de João, <text:a xlink:type="simple" xlink:href="http://bibliaonline.com.br/acf/jo/14/16,17" office:name=""><text:span text:style-name="Definition">versículos 16 e 17</text:span></text:a>:"E Eu rogarei ao Pai, e Ele vos dará outro Consolador, para que fique convosco para sempre; o Espírito de verdade, que o mundo não pode receber, porque não O vê nem O conhece; mas vós O conheceis, porque habita convosco, e estará em vós".</text:p>
      <text:h text:style-name="Heading_20_1" text:outline-level="1">Ele me glorificará</text:h>
      <text:p text:style-name="First_20_paragraph">Agora podemos ler o <text:a xlink:type="simple" xlink:href="http://bibliaonline.com.br/acf/jo/15/26" office:name=""><text:span text:style-name="Definition">capítulo 15, versículo 26</text:span></text:a>: "Quando vier o Consolador, que Eu da parte do Pai vos hei de enviar, Aquele Espírito de verdade, que procede do Pai, Ele testificará de Mim". Também no <text:a xlink:type="simple" xlink:href="http://bibliaonline.com.br/acf/jo/16/13,14" office:name=""><text:span text:style-name="Definition">capítulo 16, versículos 13 a 14</text:span></text:a>: "Mas quando vier Aquele Espírito de verdade, Ele vos guiará em toda a verdade; porque não falará de Si mesmo, mas dirá tudo o que tiver ouvido, e vos anunciará o que há de vir. Ele Me glorificará, porque há de receber do que é Meu, e vo-lo há de anunciar". Estes versículos, e muitos outros que poderíamos ler, nos mostram que o Espírito de Deus está aqui na Terra.</text:p>
      <text:p text:style-name="Text_20_body">O peso que isto tem não é suficientemente compreendido entre nós. Uma Pessoa Divina está aqui na Terra. Deus está aqui na Pessoa do Espírito Santo. Esta é uma verdade maravilhosa! Trata-se de uma verdade fundamental! Deus habita na Terra na forma do Espírito. Como tal Ele está aqui na Terra e para um propósito determinado. Que propósito é este? "Bem", talvez você diga, "Ele está aqui para convencer pecadores". Isto é verdade, sem dúvida nenhuma. Mas naquilo que diz respeito ao nosso tema nesta tarde, Ele está aqui para outro propósito. E qual é? Ele está aqui para tomar das coisas que são de Cristo, e mostrá-las para nós. Ele está aqui para glorificar a Cristo. É por esta razão que Ele está aqui. É este o Seu ofício.</text:p>
      <text:p text:style-name="Text_20_body">Amados amigos cristãos, aqui vemos algo estranho a respeito da Bíblia. No Antigo Testamento podem ser encontradas as mais amplas instruções quanto a todos os cultos do povo terrenal de Deus. Cada ritual foi previsto. Tudo estava ligado aos sacrifícios; até as vestimentas dos sacerdotes; todos os vasos do santuário; tudo minuciosamente previsto de modo a não haver qualquer possibilidade de alguém cometer um erro, a menos que fosse por falta de cuidado.</text:p>
      <text:h text:style-name="Heading_20_1" text:outline-level="1">O Espírito de Deus está aqui para guiar</text:h>
      <text:p text:style-name="First_20_paragraph">Mas já que o Espírito Santo encontra-Se na Terra, você irá reparar como são poucas as instruções que temos quanto às cerimônias a serem celebradas pela Igreja. Onde é que encontramos instruções minuciosas quanto à maneira da assembléia proceder quando se reúne? Veja, por exemplo, a reunião que é tão preciosa aos nossos corações - o partimento do pão - e recordação da morte do Senhor. Onde está o capítulo que nos diz como devemos proceder? Não existe um tal capitulo. Não existe um versículo que nos diga que a reunião do partimento do pão deveria começar com um hino e que depois disso um irmão deveria se levantar e orar ao Senhor ou louvá-lo, e que então outro hino deveria ser dado, e que no final de trinta ou quarenta minutos os símbolos deveriam ser distribuídos, ou por quanto tempo mais a reunião deveria continuar. Por que razão não existe nenhuma passagem das Escrituras cobrindo estes pontos? Porque o Espírito de Deus está aqui para reger e conduzir tudo da maneira que Lhe agrade. (Estou apenas assinalando que não existem instruções escritas para estes detalhes. Não estou criticando o modo como é feito.) O Espírito de Deus está aqui para guiar e reger na Igreja, e Sua direção e regência na Igreja é feita com a finalidade de que Cristo seja glorificado. É este o Seu propósito - o objetivo que Ele tem em vista.</text:p>
      <text:p text:style-name="Text_20_body">Bem, isto coloca diante de nós uma grande, importante e solene verdade. Na cristandade, de um modo geral, recusa-se conceder ao Espírito de Deus o Seu lugar. Onde na cristandade, nas denominações, encontro que esteja sendo concedido ao Espírito de Deus o lugar que Lhe é devido? Onde é que Ele pode guiar, dirigir ou reger (e é este o Seu gracioso ofício) se algum homem está guiando e dirigindo e tem um programa já elaborado com antecedência? Se este já decidiu quais os hinos que serão cantado e quem deverá orar-onde entra, então, o Espírito de Deus nisso tudo? Isto é o que normalmente se faz, não é mesmo? Sim, é. Que lugar é dado para o Espírito de Deus? Nenhum.</text:p>
      <text:p text:style-name="Text_20_body">Nos credos das igrejas ortodoxas - das igrejas evangélicas - há muitos cristãos (graças a Deus por eles), mas, no entanto, embora seus credos reconheçam a presença do Espírito Santo, na prática eles negam a Sua presença, pois suas cerimônias são efetuadas como se não existisse tal Pessoa. Seu credo O reconhece, mas na prática O negam. Esta é realmente uma condição triste. Mais do que isto. Algo está radicalmente errado nisso tudo. Amados santos de Deus, existe uma razão para nos reunirmos como fazemos. Desejamos dar ao Espírito de Deus o lugar que Lhe pertence.</text:p>
      <text:h text:style-name="Heading_20_1" text:outline-level="1">Como o Espírito de Deus quer</text:h>
      <text:p text:style-name="First_20_paragraph">Agora, com relação a estes últimos comentários, vamos abrir em <text:a xlink:type="simple" xlink:href="http://bibliaonline.com.br/acf/1co/12/4" office:name=""><text:span text:style-name="Definition">1 Coríntios 12:4</text:span></text:a>: "Ora, há diversidade de dons, mas o Espírito é o mesmo". <text:a xlink:type="simple" xlink:href="http://bibliaonline.com.br/acf/1co/12/7" office:name=""><text:span text:style-name="Definition">Versículo 7</text:span></text:a>: "Mas a manifestação do Espírito é dada a cada um, para o que for útil". <text:a xlink:type="simple" xlink:href="http://bibliaonline.com.br/acf/1co/12/11" office:name=""><text:span text:style-name="Definition">Versículo 11</text:span></text:a>: "Mas um só e o mesmo Espírito opera todas estas coisas, repartindo particularmente a cada um como quer". Não como o ministro quer, mas como o Espírito de Deus quer.</text:p>
      <text:p text:style-name="Text_20_body">Vamos abrir também em <text:a xlink:type="simple" xlink:href="http://bibliaonline.com.br/acf/1co/14/28-33" office:name=""><text:span text:style-name="Definition">1 Coríntios 14:28-33</text:span></text:a>: "Mas, se não houver intérprete, esteja calado na igreja, e fale consigo mesmo, e com Deus. E falem dois ou três profetas, e os outros julguem. Mas, se a outro, que estiver assentado, for revelada alguma coisa, cale-se o primeiro. Porque todos podereis profetizar, uns depois dos outros; para que todos aprendam, e todos sejam consolados. E os espíritos dos profetas estão sujeitos aos profetas. Porque Deus não é Deus de confusão, senão de paz, como em todas as igrejas dos santos", e assim por diante.</text:p>
      <text:p text:style-name="Text_20_body">Não tenho tempo para falar aqui das manifestações sobrenaturais, mas quero declarar que creio que elas cessaram e não têm lugar hoje na Igreja. Na Igreja o Espírito é Aquele que guia e rege. É a Sua vontade que deve ser obedecida, não a vontade do homem. Esta é uma das razões de nos reunirmos assim. Quando nos reunimos como uma assembléia, nos reunimos de maneira que o Espírito de Deus tenha espaço para agir por meio de quem Ele quiser.</text:p>
      <text:h text:style-name="Heading_20_1" text:outline-level="1">Nenhum programa estabelecido</text:h>
      <text:p text:style-name="First_20_paragraph">Quando nos reunimos, por exemplo, para recordar o Senhor na Sua morte, não temos qualquer programa estabelecido. Se algum irmão estiver selecionando um hino em sua casa, estará cometendo um erro. Não tem base bíblica para fazê-lo. E se outro irmão escolher de antemão algo que acha bonito para ler no final da reunião, estará cometendo um erro. Não se deve fazer assim. O Espírito de Deus deve ter a direção nestas coisas. Não sabemos quem irá distribuir os símbolos [o pão e o vinho]. Não sabemos quem irá sugerir um hino, ou quem irá se levantar e louvar a Deus. Não temos um programa. Não seria correto se o tivéssemos. O Espírito de Deus deve ser Aquele a dirigir conforme a Sua vontade na reunião da assembléia.</text:p>
      <text:p text:style-name="Text_20_body">É adequado que nos reunamos e nos comportemos de um modo tal que o Espírito de Deus possa ter liberdade para agir por meio de quem Ele quiser. Na reunião de oração, não é conveniente que se convide um irmão a orar ou que se peça a outro que dê um determinado hino. Não; o Espírito de Deus é Quem deve fazê-lo. Não estou dizendo que tudo acontece com perfeição em nossas assembléias, pois somos falhos, e podemos ser lembrados disto de vez em quando, mas o terreno sobre o qual estamos, e os princípios que sustentamos são de Deus. Nos reunimos assim para dar espaço ao Seu Espírito.</text:p>
      <text:p text:style-name="Text_20_body">Em Wales, há muitos anos, Evan Roberts reuniu, em um grande salão público, alguns milhares de pessoas que haviam sido salvas. Eles estavam ali para uma cerimônia especial naquele dia. O que havia de peculiar naquela ocasião era o fato de não ter sido preparado nenhum programa de antemão. Além disso, quando a congregação chegou e todos os assentos estavam ocupados e havia pessoas em pé até nos corredores e portas, todos observaram que no centro do salão havia uma cadeira vazia. Ninguém poderia se sentar naquela cadeira. Ela estava reservada, como um símbolo - um lembrete - de que o Espírito de Deus estava presente. Naquele dia o desejo de Evans Roberts, e creio que de outros fiéis também, era que não tivessem nenhum programa estabelecido, mas que o Espírito de Deus pudesse ter liberdade para dirigir e reger. Aquilo gerou muitos comentários. Houve até uma notícia no jornal sobre aquela experiência extraordinária – uma cerimônia sem um programa preestabelecido e sem um ministro! O dia passou alegremente, e com uma clara evidência da direção do Espírito. Podemos agradecer a Deus pelas convicções de fé de Evans Roberts e outros cristãos, mas porque não continuou sendo assim depois? É isto que nos dá o segundo motivo para nos reunirmos do modo como nos reunimos. Queremos dar ao Espírito de Deus o Seu lugar e ofício em nosso meio.</text:p>
      <text:h text:style-name="Heading_20_1" text:outline-level="1">Sair a Ele fora do arraial</text:h>
      <text:p text:style-name="First_20_paragraph">A terceira razão da qual falei foi esta: A questão de se sair a Ele fora do arraial. Abra no último capítulo de Hebreus para encontrar isto, <text:a xlink:type="simple" xlink:href="http://bibliaonline.com.br/acf/hb/13/10-14" office:name=""><text:span text:style-name="Definition">versículos 10 a 14</text:span></text:a>: "Temos um altar, de que não têm direito de comer os que servem ao tabernáculo. Porque os corpos dos animais cujo sangue é, pelo pecado, trazido pelo sumo sacerdote para o santuário, são queimados fora do arraial. E por isso também Jesus, para santificar o povo pelo Seu próprio sangue, padeceu fora da porta. Saiamos, pois, a Ele fora do arraial, levando o Seu vitupério. Porque não temos aqui cidade permanente, mas buscamos a futura." Observe que estes versículos fazem parte da epístola aos Hebreus. Isto sugere que existe uma esfera judaica ligada ao que estamos observando. Jerusalém está diante de nós. Foi daquela cidade religiosa que o Senhor da glória foi expulso. Seu sangue foi derramado fora daquela cidade. Um novo centro foi estabelecido. A cruz de Cristo se torna agora um centro para a fé. Aquele lugar fora de Jerusalém, fora da organização religiosa, fala agora aos nossos corações que O conhecem.</text:p>
      <text:p text:style-name="Text_20_body">Porque assim como Ele, em Quem todo o padrão judaico foi expresso e cumprido, morreu fora da cidade, é fora também que é estabelecido o altar do cristianismo. Não existe hoje nenhum outro altar.</text:p>
      <text:p text:style-name="Text_20_body">Estabelecer um altar em uma igreja é ridículo! É uma abominação! Estabelecer um altar em uma igreja hoje é sugerir que o único sacrifício de Cristo não é suficiente. "Temos um altar". A poderosa obra foi completada. Uma oferenda foi feita. A obra está terminada. Nada mais h á para se acrescentar. O Calvário, aquele lugar onde o Rejeitado sangrou e morreu - aquele lugar cancela todos os altares terrenos.</text:p>
      <text:h text:style-name="Heading_20_1" text:outline-level="1">O que significa "o arraial"?</text:h>
      <text:p text:style-name="First_20_paragraph">Falamos com freqüência do "arraial", e talvez sem compreendermos completamente o que significa. Sem dúvida alguma, o "arraial", em sua aplicação estrita, nos fala do tabernáculo, e da condição dos filhos de Israel no deserto, embora aqui ele seja claramente aplicado a Jerusalém. Ele coloca diante de nós a religião organizada e terrena. Jerusalém e seu templo, o lugar divino de adoração, durante muito tempo levou o selo do favor de Deus, e os cristãos judeus tinham sido vagarosos em se desligarem daquele sistema no qual haviam sido criados desde a infância. Todavia, agora eles são exortados a sair.</text:p>
      <text:p text:style-name="Text_20_body">Vocês já repararam, amados amigos cristãos, quão singular era o estado de coisas que existia aqui no final de Hebreus? Repare a data que é dada na tradução King James [versão inglesa da Bíblia]: 64 d.C. Trinta anos ou mais após o princípio do cristianismo, eles ainda são encontrados em Jerusalém crentes - seguindo adiante com o judaísmo, seguindo adiante ainda com o templo e os sacrifícios que eram oferecidos no templo. Você há de concordar que aquilo era algo muito estranho! É evidente que sim, e talvez se eu e você tivéssemos vivido naquela época, não teríamos tido a paciência que Deus teve, mas Ele os suportou. Aqui já se haviam passado trinta anos e nós os vemos prosseguindo da mesma maneira, mantendo uma doutrina que misturava a graça e as obras. Isso não era nada diferente de se misturar água com óleo. Eles foram exortados a sair "...a Ele fora do arraial, levando o Seu vitupério".</text:p>
      <text:p text:style-name="Text_20_body">Há certos pontos associados a este sistema que eu gostaria de tratar por alguns momentos. As características do arraial eram quatro. Primeiro, ele tinha um santuário terreno. (Originalmente era o tabernáculo; mais tarde foi o templo.) Em segundo lugar, ele tinha uma ordem estabelecida de sacerdócio que se colocava entre Deus e os adoradores.</text:p>
      <text:p text:style-name="Text_20_body">Terceiro, ele tinha uma congregação de adoradores composta de salvos e não salvos.</text:p>
      <text:p text:style-name="Text_20_body">Quarto, todos eles juntos e coletivamente, estavam sob a lei para justiça. Estas quatro características marcavam o arraial.</text:p>
      <text:h text:style-name="Heading_20_1" text:outline-level="1">O santuário terreno</text:h>
      <text:p text:style-name="First_20_paragraph">"Bem", alguém poderá dizer, "isso tudo é judaísmo e já terminou, e Jerusalém foi destruída". Sim, sem dúvida isto é verdade, mas os princípios aqui estabelecidos continuam a existir. Uma condição paralela àquela ainda se apresenta para nós. O que quero dizer é que o santuário terreno ainda existe - grandes estruturas dedicadas ao, assim chamado, culto a Deus - mas Deus não habita em templos feitos por mãos humanas. Algumas destas estruturas são muito bonitas no que diz respeito à sua arquitetura e decoração. Mas são coisas que não têm valor aos olhos de Deus. Cristo está rejeitado e estamos no lugar da Sua rejeição, e somos chamados a seguir as Suas pegadas. A ostentação e a aparência exterior não é o que conta hoje.</text:p>
      <text:p text:style-name="Text_20_body">Quanto ao sacerdócio, do mesmo modo como os judeus tinham um sistema de sacerdócio ordenado com o propósito de se colocar entre o povo e Deus, também em nossos dias não deixa de ser verdadeiro que a cristandade estabeleceu um sistema de sacerdócio ligado ao culto professo a Deus - homens ordenados por mãos humanas, para permanecerem entre os adoradores e Deus. Não é preciso irmos muito longe para encontrar isto. Trata-se de uma característica bem estabelecida nesta época da cristandade, como todos sabemos.</text:p>
      <text:p text:style-name="Text_20_body">Quanto ao terceiro ponto - uma congregação mista de adoradores não precisamos andar muito para encontrar isto. Será que é difícil encontrar uma congregação mista, com posta por pessoas salvas e não salvas que professadamentese reúnem juntas para adorara Deus? Não teríamos que ir muito longe para encontrar isto. É algo característico de nossa época.</text:p>
      <text:p text:style-name="Text_20_body">Quanto ao quarto ponto - permanecer sob a lei para justiça, será que é difícil encontrarmos tal coisa? Não, não é. Isto também é comum ao nosso redor hoje em dia. Em muitas igrejas você descobrirá os dez mandamentos escritos sobre a parede, e as almas são ensinadas que para poderem chegar ao céu não basta crerem no Senhor Jesus, mas devem também guardar os dez mandamentos.</text:p>
      <text:h text:style-name="Heading_20_1" text:outline-level="1">É custoso deixar o arraial</text:h>
      <text:p text:style-name="First_20_paragraph">Encontramos estas quatro coisas hoje e, em princípio, elas nos revelam o arraial. A Palavra de Deus é: "Saiamos, pois, a Ele fora do arraial". Não devemos pensar que este "saiamos" seja sempre uma questão fácil para aqueles que estão no arraial. É custoso deixar o arraial. Trinta anos depois de terem recebido o cristianismo encontramos os cristãos hebreus sendo exortados a saírem do arraial. Você não acha que deve ter sido difícil para eles - o rompimento com os muitos vínculos e com amizades antigas? Todavia, por mais duro que fosse, a Palavra de Deus para eles era: "Saiamos, pois, a Ele fora do arraial". Procuremos nos solidarizar com aqueles que procedem assim hoje. Para alguns é fácil; para outros não, mas trata-se de uma senda de dificuldades e provações. As afeições naturais e os vínculos antigos prendem muitos ao sistema.</text:p>
      <text:p text:style-name="Text_20_body">Em relação a isto, veja <text:a xlink:type="simple" xlink:href="http://bibliaonline.com.br/acf/2pe/1/5-7" office:name=""><text:span text:style-name="Definition">2 Pe 1:5-7</text:span></text:a>: "E... à piedade o amor fraternal, e ao amor fraternal e caridade" - divino amor. Não basta ir só até o amor fraternal. O amor divino deve ser o poder propulsor.</text:p>
      <text:p text:style-name="Text_20_body">"Levando o Seu vitupério". O vitupério está ligado ao lugar fora. Você já descobriu isto? Pergunte a um católico a que ele está ligado e ele lhe dirá que está ligado à Igreja Católica. Ele não se envergonha de dizer isto. Ele está no arraial e numa de suas partes maiores e principais. Suponha que eu esteja reunido ao nome do Senhor e alguém me pergunte a que estou ligado. Creio que não sou o único que sente uma certa medida de embaraço. Digo: Estou ligado a uma pequena reunião.</text:p>
      <text:p text:style-name="Text_20_body">Que tipo de reunião?</text:p>
      <text:p text:style-name="Text_20_body">Bem, uma reunião bem simples.</text:p>
      <text:p text:style-name="Text_20_body">Que nome vocês têm?</text:p>
      <text:p text:style-name="Text_20_body">Ora, não temos nenhum nome.</text:p>
      <text:p text:style-name="Text_20_body">Nenhum nome?</text:p>
      <text:p text:style-name="Text_20_body">Nenhum; bem, nós nos reunimos ao nome de Cristo.</text:p>
      <text:p text:style-name="Text_20_body">Mas vocês devem ter algum outro nome...</text:p>
      <text:p text:style-name="Text_20_body">Não, não temos.</text:p>
      <text:p text:style-name="Text_20_body">Bem, ele irá pensar que sou um excêntrico, e depois de seguir por algum tempo falando acabará se convencendo de que é isto mesmo. "Aquele sujeito deve ser algum tipo de fanático religioso", sairá ele dizendo.</text:p>
      <text:p text:style-name="Text_20_body">Existe vitupério ligado a isto. Nos faz cair no nível de estima dos que nos cercam. Isto faz parte de nossa herança. Trata-se de algo bendito - algo para se dar valor e apreciar - algo que trará consigo um galardão peculiar. Você não encontra este vitupério dentro do arraial, mas fora dele.</text:p>
      <text:h text:style-name="Heading_20_1" text:outline-level="1">Um só corpo</text:h>
      <text:p text:style-name="First_20_paragraph">Quarto. Cremos que é bíblico estar reunido sobre o terreno do um só corpo. Este é um assunto muito vasto para ser tratado em poucos minutos.</text:p>
      <text:p text:style-name="Text_20_body"><text:a xlink:type="simple" xlink:href="http://bibliaonline.com.br/acf/ef/4/4" office:name=""><text:span text:style-name="Definition">Efésios 4:4</text:span></text:a>. "Há um só corpo." Esta é uma tremenda verdade! Uma verdade muito profunda! Uma verdade imensamente bendita! "Um só corpo". Não duzentos, como poderia apontar o relatório do censo dos Estados Unidos. Deus olha lá do céu e de todos os grupos de crentes sobre a Terra, nas várias associações e lugares que são encontrados, Ele não pode reconhecê-los, mas só dizer: "Há um só corpo". Quaisquer que sejam as associações em que estejam, todos os crentes constituem o um só corpo. Eles podem querer se denominara si mesmos usando diferentes nomes. Muitos crentes podem ser encontrados entre os Presbiterianos, Batistas, Metodistas, Congregacionais, Episcopais, e não há dúvidas de que muitos são encontrados em outros lugares também, mas esses nomes não têm valor algum para Deus. A única coisa que Ele reconhece é que esses crentes são membros do um só corpo. Pertencem a este corpo. Esta é uma grande, uma enorme verdade, não é mesmo? A verdade de que nós, que por graça somos dEle, pertencemos a este um só corpo, e ao único corpo que existe. Nenhum outro há. No céu isto será perfeitamente manifestado. Aqui não é muito bem manifestado. Somente o olho de Deus pode ver este um só corpo. Todavia, assim é. Há um só corpo.</text:p>
      <text:p text:style-name="Text_20_body">Os cristãos no princípio se reuniam simplesmente por pertencerem ao um só corpo. Se eu e você tivéssemos estado em Éfeso na manhã do dia do Senhor e procurássemos por aqueles que reconheciam o nome e a autoridade do Senhor Jesus, iríamos descobrir que as condições para que participássemos da comunhão estariam baseadas única e tão somente no fato de sermos ou não membros do um só corpo. Eles não nos levariam para um canto para perguntar qual seria nossa opinião sobre o batismo, sobre a verdade dispensacional, sobre a interpretação da profecia ou um monte de outras coisas sobre as quais os homens disputam, mas estariam ansiosos por saber se poderíamos distinta e definitivamente demonstrar que éramos membros do um só corpo - se éramos idôneos quanto à Pessoa e obra de Cristo. Se pudéssemos mostrar que éramos idôneos, seria somente com base nisto que seríamos recebidos entre eles, e somente com base nisto que tomaríamos dos símbolos [o pão e o vinho], pois é esta mesma verdade que os símbolos apresentam diante de nossos olhos. (Estou supondo, evidentemente, que nossa profissão verbal não estivesse em contradição com nossa vida.)</text:p>
      <text:h text:style-name="Heading_20_1" text:outline-level="1">Um pão</text:h>
      <text:p text:style-name="First_20_paragraph">O pão sobre a mesa do Senhor nos fala não apenas da morte do Senhor Jesus, mas antes de ser partido ele fala da verdade de que somos um só corpo. Partimos aquele pão como membros do um só corpo e de nenhum outro modo.</text:p>
      <text:p text:style-name="Text_20_body">Nosso tempo já se esgotou e não podemos falar muito mais sobre este assunto tão abrangente, mas apenas expressar em palavras que continua coerente com o ensino das Escrituras estar reunido sobre este amplo terreno, reconhecendo cada membro do corpo de Cristo sobre a Terra como um irmão ou irmã, e reconhecendo o direito, ou melhor dizendo, privilégio, de cada um como tal de recordar o Senhor conosco - de tomar daquele um só pão.</text:p>
      <text:p text:style-name="Text_20_body">É necessário que se acrescente isto: Embora no princípio estes assuntos fossem bastante simples, hoje não são tão simples pois existem aqueles que se denominam cristãos masque não são cristãos, e já não é suficiente aceitar apenas a palavra humana a este respeito. Hoje em dia todo tipo de pessoa se denomina cristão. É nosso dever descobrir se realmente é assim. Somos responsáveis por aqueles que recebemos, e esta responsabilidade não pode ser deixada sobre eles.</text:p>
      <text:p text:style-name="Text_20_body">Creio que o que foi falado está em conformidade com a verdade, e se assim for, o Senhor irá tomar isto uma bênção aos nossos corações.</text:p>
      <text:p text:style-name="Text_20_body">Why Do We Meet As We Do?</text:p>
      <text:p text:style-name="Text_20_body">J.R.Gill</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rque Nos Reunimos Assim</dc:title>
  </office:meta>
</office:document-meta>
</file>